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1097in" fo:margin-left="0in" fo:margin-top="0in" fo:margin-bottom="0in" style:page-number="auto" fo:break-before="page" table:align="left" style:writing-mode="lr-tb"/>
    </style:style>
    <style:style style:name="Table1.A" style:family="table-column">
      <style:table-column-properties style:column-width="1.5583in"/>
    </style:style>
    <style:style style:name="Table1.B" style:family="table-column">
      <style:table-column-properties style:column-width="5.5514in"/>
    </style:style>
    <style:style style:name="Table1.1" style:family="table-row">
      <style:table-row-properties fo:keep-together="auto"/>
    </style:style>
    <style:style style:name="Table1.A1" style:family="table-cell">
      <style:table-cell-properties fo:background-color="#ffffff" fo:padding-left="0.0201in" fo:padding-right="0.0201in" fo:padding-top="0.0597in" fo:padding-bottom="0.0597in" fo:border="none">
        <style:background-image/>
      </style:table-cell-properties>
    </style:style>
    <style:style style:name="Table1.A7" style:family="table-cell">
      <style:table-cell-properties fo:background-color="#cccccc" fo:padding-left="0.0201in" fo:padding-right="0.0201in" fo:padding-top="0.0597in" fo:padding-bottom="0.0597in"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T1" style:family="text">
      <style:text-properties officeooo:rsid="00054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style-name="Table1.1">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style-name="Table1.1">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style-name="Table1.1">
          <table:table-cell table:style-name="Table1.A1" office:value-type="string">
            <text:p text:style-name="Table_20_Contents">Studies</text:p>
          </table:table-cell>
          <table:table-cell table:style-name="Table1.A1" office:value-type="string">
            <text:p text:style-name="Table_20_Contents">Telecommunications and <text:span text:style-name="T1">C</text:span>omputer <text:span text:style-name="T1">S</text:span>cience</text:p>
          </table:table-cell>
        </table:table-row>
        <table:table-row table:style-name="Table1.1">
          <table:table-cell table:style-name="Table1.A1" office:value-type="string">
            <text:p text:style-name="Table_20_Contents">WebSite</text:p>
          </table:table-cell>
          <table:table-cell table:style-name="Table1.A1" office:value-type="string">
            <text:p text:style-name="Table_20_Contents"><text:a xlink:type="simple" xlink:href="http://www.padwalker.eu/" text:style-name="Internet_20_link" text:visited-style-name="Visited_20_Internet_20_Link"><text:span text:style-name="Internet_20_link">www.padwalker.eu</text:span></text:a></text:p>
          </table:table-cell>
        </table:table-row>
        <table:table-row table:style-name="Table1.1">
          <table:table-cell table:style-name="Table1.A1" office:value-type="string">
            <text:p text:style-name="Table_20_Contents">Social</text:p>
          </table:table-cell>
          <table:table-cell table:style-name="Table1.A1" office:value-type="string">
            <text:p text:style-name="Table_20_Contents"><text:a xlink:type="simple" xlink:href="https://github.com/agg1" text:style-name="Internet_20_link" text:visited-style-name="Visited_20_Internet_20_Link"><text:span text:style-name="Internet_20_link">github.com/agg1</text:span></text:a></text:p>
          </table:table-cell>
        </table:table-row>
        <table:table-row table:style-name="Table1.1">
          <table:table-cell table:style-name="Table1.A7" table:number-columns-spanned="2" office:value-type="string">
            <text:h text:style-name="Heading_20_3" text:outline-level="3">Skill Profile</text:h>
          </table:table-cell>
          <table:covered-table-cell/>
        </table:table-row>
        <table:table-row table:style-name="Table1.1">
          <table:table-cell table:style-name="Table1.A1" office:value-type="string">
            <text:p text:style-name="Table_20_Contents">Software Development</text:p>
          </table:table-cell>
          <table:table-cell table:style-name="Table1.A1" office:value-type="string">
            <text:p text:style-name="Table_20_Contents">Application development with the Spring framework, Liferay enterprise portal technology, various persistence frameworks and templating systems, ANSI SQL</text:p>
            <text:p text:style-name="Table_20_Contents">Search Engine Technology and Natural Language Processing</text:p>
          </table:table-cell>
        </table:table-row>
        <table:table-row table:style-name="Table1.1">
          <table:table-cell table:style-name="Table1.A1" office:value-type="string">
            <text:p text:style-name="Table_20_Contents">Continuous Integration</text:p>
            <text:p text:style-name="Table_20_Contents">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style-name="Table1.1">
          <table:table-cell table:style-name="Table1.A1" office:value-type="string">
            <text:p text:style-name="Table_20_Contents">Software Project Management</text:p>
          </table:table-cell>
          <table:table-cell table:style-name="Table1.A1" office:value-type="string">
            <text:p text:style-name="Table_20_Contents">Recent technical lead of three small software development teams of trainees</text:p>
            <text:p text:style-name="Table_20_Contents">Practical implementation of software engineering best practices</text:p>
            <text:p text:style-name="Table_20_Contents">Support with the introduction of an agile ticket and review based software development process</text:p>
          </table:table-cell>
        </table:table-row>
        <table:table-row table:style-name="Table1.1">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Ptables firewalls, VPN gateways and proxies, Qmail mail servers, scripting with Perl, Shell script and Python</text:p>
          </table:table-cell>
        </table:table-row>
        <table:table-row table:style-name="Table1.1">
          <table:table-cell table:style-name="Table1.A7" table:number-columns-spanned="2" office:value-type="string">
            <text:h text:style-name="Heading_20_3" text:outline-level="3">Career</text:h>
          </table:table-cell>
          <table:covered-table-cell/>
        </table:table-row>
        <table:table-row table:style-name="Table1.1">
          <table:table-cell table:style-name="Table1.A1" office:value-type="string">
            <text:p text:style-name="Table_20_Contents">September 2016 -</text:p>
            <text:p text:style-name="Table_20_Contents">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style-name="Table1.1">
          <table:table-cell table:style-name="Table1.A1" office:value-type="string">
            <text:p text:style-name="Table_20_Contents">May 2015 -</text:p>
            <text:p text:style-name="Table_20_Contents">September 2016</text:p>
          </table:table-cell>
          <table:table-cell table:style-name="Table1.A1" office:value-type="string">
            <text:p text:style-name="P1">Development of Search Engine Technology for automated Document Retrieval and Categorization</text:p>
            <text:p text:style-name="Table_20_Contents">Specification and full re-implementation of an expert system for automated document categorization, text analysis, classification</text:p>
            <text:p text:style-name="Table_20_Contents">Design and implementation of scalable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data, GEO location service</text:p>
          </table:table-cell>
        </table:table-row>
        <table:table-row table:style-name="Table1.1">
          <table:table-cell table:style-name="Table1.A1" office:value-type="string">
            <text:p text:style-name="Table_20_Contents">January 2015 - </text:p>
            <text:p text:style-name="Table_20_Contents">March 2015</text:p>
          </table:table-cell>
          <table:table-cell table:style-name="Table1.A1" office:value-type="string">
            <text:p text:style-name="P1">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style-name="Table1.1">
          <table:table-cell table:style-name="Table1.A1" office:value-type="string">
            <text:p text:style-name="Table_20_Contents">October 2014 – </text:p>
            <text:p text:style-name="Table_20_Contents">November 2014</text:p>
          </table:table-cell>
          <table:table-cell table:style-name="Table1.A1" office:value-type="string">
            <text:p text:style-name="P1">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practices with a Java enterprise framework</text:p>
          </table:table-cell>
        </table:table-row>
        <text:soft-page-break/>
        <table:table-row table:style-name="Table1.1">
          <table:table-cell table:style-name="Table1.A1" office:value-type="string">
            <text:p text:style-name="Table_20_Contents">Januar 2014 – </text:p>
            <text:p text:style-name="Table_20_Contents">June 2014</text:p>
          </table:table-cell>
          <table:table-cell table:style-name="Table1.A1" office:value-type="string">
            <text:p text:style-name="Table_20_Contents">Development with OpenSource Software in Nuremberg</text:p>
            <text:p text:style-name="Table_20_Contents">Please refer to the projects references for details</text:p>
          </table:table-cell>
        </table:table-row>
        <table:table-row table:style-name="Table1.1">
          <table:table-cell table:style-name="Table1.A1" office:value-type="string">
            <text:p text:style-name="Table_20_Contents">October 2013 – </text:p>
            <text:p text:style-name="Table_20_Contents">November 2013</text:p>
          </table:table-cell>
          <table:table-cell table:style-name="Table1.A1" office:value-type="string">
            <text:p text:style-name="P1">Continuous Integration Consultant for Technisat Digital GmbH - </text:p>
            <text:p text:style-name="P1">Automotive Infotainment in Dresden</text:p>
            <text:p text:style-name="Table_20_Contents">Optimization of the software integration process and concept to reduce the efforts of daily integration process</text:p>
            <text:p text:style-name="Table_20_Contents">Planning of the infrastructure, Introduction of ticket-based work in the software integration team</text:p>
          </table:table-cell>
        </table:table-row>
        <table:table-row table:style-name="Table1.1">
          <table:table-cell table:style-name="Table1.A1" office:value-type="string">
            <text:p text:style-name="Table_20_Contents">Mai 2011 – </text:p>
            <text:p text:style-name="Table_20_Contents">September 2013</text:p>
          </table:table-cell>
          <table:table-cell table:style-name="Table1.A1" office:value-type="string">
            <text:p text:style-name="P1">Abidat GmbH in Nuremberg</text:p>
            <text:p text:style-name="Table_20_Contents">Development of an enterprise email marketing software</text:p>
            <text:p text:style-name="Table_20_Contents">Development of an enterprise collaboration software</text:p>
            <text:p text:style-name="P2">Linux server administration</text:p>
          </table:table-cell>
        </table:table-row>
        <table:table-row table:style-name="Table1.1">
          <table:table-cell table:style-name="Table1.A1" office:value-type="string">
            <text:p text:style-name="Table_20_Contents">April 2012 – </text:p>
            <text:p text:style-name="Table_20_Contents">July 2013</text:p>
          </table:table-cell>
          <table:table-cell table:style-name="Table1.A1" office:value-type="string">
            <text:p text:style-name="P1">Continuous Integration Consultant for e.Solutions GmbH – </text:p>
            <text:p text:style-name="P1">Automotive Infotainment in Erlange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style-name="Table1.1">
          <table:table-cell table:style-name="Table1.A1" office:value-type="string">
            <text:p text:style-name="Table_20_Contents">September 2012 – </text:p>
            <text:p text:style-name="Table_20_Contents">December 2012</text:p>
          </table:table-cell>
          <table:table-cell table:style-name="Table1.A1" office:value-type="string">
            <text:p text:style-name="P1">Continous Integration consultant for Hager Group SE – </text:p>
            <text:p text:style-name="P1">Facility Automation in Karlsruhe</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style-name="Table1.1">
          <table:table-cell table:style-name="Table1.A1" office:value-type="string">
            <text:p text:style-name="Table_20_Contents">April 2010 – </text:p>
            <text:p text:style-name="Table_20_Contents">April 2011</text:p>
          </table:table-cell>
          <table:table-cell table:style-name="Table1.A1" office:value-type="string">
            <text:p text:style-name="P1">Internetagentur Schott GmbH - </text:p>
            <text:p text:style-name="P1">Satellite Internet Service Provider in Bamberg</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style-name="Table1.1">
          <table:table-cell table:style-name="Table1.A1" office:value-type="string">
            <text:p text:style-name="Table_20_Contents">April 2009</text:p>
          </table:table-cell>
          <table:table-cell table:style-name="Table1.A1" office:value-type="string">
            <text:p text:style-name="P1">Institut für Talentenwicklung GmbH – </text:p>
            <text:p text:style-name="P1">Trade Fair Planning Software Development in Leipzig</text:p>
            <text:p text:style-name="P2">.Net application development</text:p>
          </table:table-cell>
        </table:table-row>
        <table:table-row table:style-name="Table1.1">
          <table:table-cell table:style-name="Table1.A1" office:value-type="string">
            <text:p text:style-name="Table_20_Contents">July 2008 – </text:p>
            <text:p text:style-name="Table_20_Contents">December 2009</text:p>
          </table:table-cell>
          <table:table-cell table:style-name="Table1.A1" office:value-type="string">
            <text:p text:style-name="P1">Pflegedienst Smerling GmbH – Geriatric Health Care Administration Software in Leipzig</text:p>
            <text:p text:style-name="Table_20_Contents">Assistance with the introduction of a complex accounting software based on VisualFox Pro</text:p>
          </table:table-cell>
        </table:table-row>
        <table:table-row table:style-name="Table1.1">
          <table:table-cell table:style-name="Table1.A1" office:value-type="string">
            <text:p text:style-name="Table_20_Contents">August 2009 – </text:p>
            <text:p text:style-name="Table_20_Contents">March 2010</text:p>
          </table:table-cell>
          <table:table-cell table:style-name="Table1.A1" office:value-type="string">
            <text:p text:style-name="P1">Hardened Linux Distribution Development in Leipzig</text:p>
            <text:p text:style-name="Table_20_Contents">Development of a hardened GNU Linux distribution</text:p>
          </table:table-cell>
        </table:table-row>
        <table:table-row table:style-name="Table1.1">
          <table:table-cell table:style-name="Table1.A1" office:value-type="string">
            <text:p text:style-name="Table_20_Contents">May 2009</text:p>
          </table:table-cell>
          <table:table-cell table:style-name="Table1.A1" office:value-type="string">
            <text:p text:style-name="P1">TCP DNS Random Resolver Daemon in Leipzig</text:p>
            <text:p text:style-name="Table_20_Contents">Concept and implementation of a reasonable way to evade “DNS filters”</text:p>
          </table:table-cell>
        </table:table-row>
        <table:table-row table:style-name="Table1.1">
          <table:table-cell table:style-name="Table1.A1" office:value-type="string">
            <text:p text:style-name="Table_20_Contents">September 2008 – </text:p>
            <text:p text:style-name="Table_20_Contents">December 2008</text:p>
          </table:table-cell>
          <table:table-cell table:style-name="Table1.A1" office:value-type="string">
            <text:p text:style-name="P1">Microsoft Technology Specialist Certifications in Leipzig</text:p>
            <text:p text:style-name="Table_20_Contents">SQLServer 2005 administration</text:p>
            <text:p text:style-name="Table_20_Contents">Web development with C#/.Net and ASP/.Net</text:p>
            <text:p text:style-name="Table_20_Contents">Business intelligence with Microsoft SQLServer 2005</text:p>
          </table:table-cell>
        </table:table-row>
        <table:table-row table:style-name="Table1.1">
          <table:table-cell table:style-name="Table1.A1" office:value-type="string">
            <text:p text:style-name="Table_20_Contents">February 2008 – </text:p>
            <text:p text:style-name="Table_20_Contents">April 2008</text:p>
          </table:table-cell>
          <table:table-cell table:style-name="Table1.A1" office:value-type="string">
            <text:p text:style-name="P1">Alfavision GmbH – Industrial Image Processing in Passau</text:p>
            <text:p text:style-name="Table_20_Contents">Software development with C and C++</text:p>
          </table:table-cell>
        </table:table-row>
        <table:table-row table:style-name="Table1.1">
          <table:table-cell table:style-name="Table1.A1" office:value-type="string">
            <text:p text:style-name="Table_20_Contents">April 2007 – </text:p>
            <text:p text:style-name="Table_20_Contents">June 2007</text:p>
          </table:table-cell>
          <table:table-cell table:style-name="Table1.A1" office:value-type="string">
            <text:p text:style-name="P1">ICAM Systems GmbH Insurance Control and Management Systems in Leipzig</text:p>
            <text:p text:style-name="Table_20_Contents">Web services development</text:p>
          </table:table-cell>
        </table:table-row>
        <table:table-row table:style-name="Table1.1">
          <table:table-cell table:style-name="Table1.A1" office:value-type="string">
            <text:p text:style-name="Table_20_Contents">2006 – 2007</text:p>
          </table:table-cell>
          <table:table-cell table:style-name="Table1.A1" office:value-type="string">
            <text:p text:style-name="P1">Side Jobs in Leipzig and Berlin</text:p>
            <text:p text:style-name="Table_20_Contents">Event security services, car recycling</text:p>
          </table:table-cell>
        </table:table-row>
        <table:table-row table:style-name="Table1.1">
          <table:table-cell table:style-name="Table1.A1" office:value-type="string">
            <text:p text:style-name="Table_20_Contents">2002 – 2005</text:p>
          </table:table-cell>
          <table:table-cell table:style-name="Table1.A1" office:value-type="string">
            <text:p text:style-name="P1">Student Projects in Leipzig</text:p>
            <text:p text:style-name="Table_20_Contents">Implementation of the “Berlin Clock”</text:p>
            <text:p text:style-name="Table_20_Contents">Implementation of Neuronal Network algorithms</text:p>
            <text:p text:style-name="Table_20_Contents">Documentation of the campus network</text:p>
            <text:p text:style-name="Table_20_Contents">Implementation of the Jacobi numerical algorithm</text:p>
          </table:table-cell>
        </table:table-row>
        <text:soft-page-break/>
        <table:table-row table:style-name="Table1.1">
          <table:table-cell table:style-name="Table1.A1" office:value-type="string">
            <text:p text:style-name="Table_20_Contents">April 2004 – </text:p>
            <text:p text:style-name="Table_20_Contents">August 2004</text:p>
          </table:table-cell>
          <table:table-cell table:style-name="Table1.A1" office:value-type="string">
            <text:p text:style-name="P1">Traineeship at T-Mobile Austria Core Network Operations and Service Development in Vienna</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style-name="Table1.1">
          <table:table-cell table:style-name="Table1.A1" office:value-type="string">
            <text:p text:style-name="Table_20_Contents">July 2001</text:p>
          </table:table-cell>
          <table:table-cell table:style-name="Table1.A1" office:value-type="string">
            <text:p text:style-name="P1">Traineeship at MTG Telekommunikationstechnik GmbH in Leipzig</text:p>
            <text:p text:style-name="Table_20_Contents">Insight into fire detection, video observation systems and telephone facility installation</text:p>
          </table:table-cell>
        </table:table-row>
        <table:table-row table:style-name="Table1.1">
          <table:table-cell table:style-name="Table1.A1" office:value-type="string">
            <text:p text:style-name="Table_20_Contents">July 2000</text:p>
          </table:table-cell>
          <table:table-cell table:style-name="Table1.A1" office:value-type="string">
            <text:p text:style-name="P1">Traineeship at BeMaTec GmbH in Leipzig</text:p>
            <text:p text:style-name="Table_20_Contents">Insight into concrete machine installations</text:p>
          </table:table-cell>
        </table:table-row>
        <table:table-row table:style-name="Table1.1">
          <table:table-cell table:style-name="Table1.A1" office:value-type="string">
            <text:p text:style-name="Table_20_Contents">December 1997</text:p>
          </table:table-cell>
          <table:table-cell table:style-name="Table1.A1" office:value-type="string">
            <text:p text:style-name="P1">Traineeship at STS Spectrum Text -und Datensysteme GmbH in Leipzig</text:p>
            <text:p text:style-name="Table_20_Contents">PC hardware and software installation</text:p>
            <text:p text:style-name="Table_20_Contents">Insight into stock-keeping</text:p>
          </table:table-cell>
        </table:table-row>
        <table:table-row table:style-name="Table1.1">
          <table:table-cell table:style-name="Table1.A7" table:number-columns-spanned="2" office:value-type="string">
            <text:h text:style-name="Heading_20_3" text:outline-level="3">Education</text:h>
          </table:table-cell>
          <table:covered-table-cell/>
        </table:table-row>
        <table:table-row table:style-name="Table1.1">
          <table:table-cell table:style-name="Table1.A1" office:value-type="string">
            <text:p text:style-name="Table_20_Contents">October 2006 – </text:p>
            <text:p text:style-name="Table_20_Contents">February 2007</text:p>
          </table:table-cell>
          <table:table-cell table:style-name="Table1.A1" office:value-type="string">
            <text:p text:style-name="P1">HTWK Leipzig</text:p>
            <text:p text:style-name="Table_20_Contents">Studies of computer science</text:p>
          </table:table-cell>
        </table:table-row>
        <table:table-row table:style-name="Table1.1">
          <table:table-cell table:style-name="Table1.A1" office:value-type="string">
            <text:p text:style-name="Table_20_Contents">September 2001 – February 2005</text:p>
          </table:table-cell>
          <table:table-cell table:style-name="Table1.A1" office:value-type="string">
            <text:p text:style-name="P1">Deutsche Telekom AG Universtity of Applied Sciences Leipzig</text:p>
            <text:p text:style-name="Table_20_Contents">Studies of telecommunications and computer science</text:p>
            <text:p text:style-name="Table_20_Contents">Telecommunications and computer science expert degree grade A</text:p>
          </table:table-cell>
        </table:table-row>
        <table:table-row table:style-name="Table1.1">
          <table:table-cell table:style-name="Table1.A1" office:value-type="string">
            <text:p text:style-name="Table_20_Contents">September 1993 – </text:p>
            <text:p text:style-name="Table_20_Contents">July 2000</text:p>
          </table:table-cell>
          <table:table-cell table:style-name="Table1.A1" office:value-type="string">
            <text:p text:style-name="P1">F.-A.-Brockhaus Grammar School Leipzig</text:p>
            <text:p text:style-name="Table_20_Contents">Specialization courses mathematics and physics</text:p>
            <text:p text:style-name="Table_20_Contents">A-Level diploma grade B</text:p>
          </table:table-cell>
        </table:table-row>
        <table:table-row table:style-name="Table1.1">
          <table:table-cell table:style-name="Table1.A7" table:number-columns-spanned="2" office:value-type="string">
            <text:h text:style-name="Heading_20_3" text:outline-level="3">Languages</text:h>
          </table:table-cell>
          <table:covered-table-cell/>
        </table:table-row>
        <table:table-row table:style-name="Table1.1">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style-name="Table1.1">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style-name="Table1.1">
          <table:table-cell table:style-name="Table1.A1" office:value-type="string">
            <text:p text:style-name="Table_20_Contents">Russian</text:p>
          </table:table-cell>
          <table:table-cell table:style-name="Table1.A1" office:value-type="string">
            <text:p text:style-name="Table_20_Contents">Basic knowledge</text:p>
          </table:table-cell>
        </table:table-row>
        <table:table-row table:style-name="Table1.1">
          <table:table-cell table:style-name="Table1.A7" table:number-columns-spanned="2" office:value-type="string">
            <text:h text:style-name="Heading_20_3" text:outline-level="3">College Activities</text:h>
          </table:table-cell>
          <table:covered-table-cell/>
        </table:table-row>
        <table:table-row table:style-name="Table1.1">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style-name="Table1.1">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style-name="Table1.1">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style-name="Table1.1">
          <table:table-cell table:style-name="Table1.A7" table:number-columns-spanned="2" office:value-type="string">
            <text:h text:style-name="Heading_20_3" text:outline-level="3">Civic Duty</text:h>
          </table:table-cell>
          <table:covered-table-cell/>
        </table:table-row>
        <table:table-row table:style-name="Table1.1">
          <table:table-cell table:style-name="Table1.A1" office:value-type="string">
            <text:p text:style-name="Table_20_Contents">August 200 </text:p>
            <text:p text:style-name="Table_20_Contents">– June 2001</text:p>
          </table:table-cell>
          <table:table-cell table:style-name="Table1.A1" office:value-type="string">
            <text:p text:style-name="Table_20_Contents">Dish washing and janitor at the Infant Recreation Center Sylt</text:p>
            <text:p text:style-name="Table_20_Contents">Geriatric care at the German Red Cross Geriatric Hospital Leipzig</text:p>
          </table:table-cell>
        </table:table-row>
        <table:table-row table:style-name="Table1.1">
          <table:table-cell table:style-name="Table1.A7" table:number-columns-spanned="2" office:value-type="string">
            <text:h text:style-name="Heading_20_3" text:outline-level="3">Hobbys</text:h>
          </table:table-cell>
          <table:covered-table-cell/>
        </table:table-row>
        <table:table-row table:style-name="Table1.1">
          <table:table-cell table:style-name="Table1.A1" table:number-columns-spanned="2" office:value-type="string">
            <text:p text:style-name="Table_20_Contents">Cycling, science fiction</text:p>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Heading" style:default-outline-level="1" style:class="text">
      <style:paragraph-properties fo:margin-left="0.2in" fo:margin-right="0in" fo:margin-top="0.0799in" fo:margin-bottom="0.0799in" loext:contextual-spacing="false" fo:text-indent="-0.2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paragraph-properties fo:margin-left="0.0201in" fo:margin-right="0.0201in" fo:margin-top="0in" fo:margin-bottom="0in" loext:contextual-spacing="false" fo:text-indent="0in" style:auto-text-indent="false"/>
      <style:text-properties fo:font-size="10pt" fo:font-weight="bold" style:font-size-asian="10pt" style:font-weight-asian="bold" style:font-size-complex="14pt" style:font-weight-complex="bold"/>
    </style:style>
    <style:style style:name="Heading_20_4" style:display-name="Heading 4" style:family="paragraph" style:parent-style-name="Heading" style:default-outline-level="4" style:list-style-name="" style:class="text">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default-outline-level="" style:class="extra">
      <style:paragraph-properties fo:margin-left="0.0402in" fo:margin-right="0.0402in" fo:margin-top="0in" fo:margin-bottom="0in" loext:contextual-spacing="false" fo:text-indent="0in" style:auto-text-indent="false" text:number-lines="false" text:line-number="0"/>
      <style:text-properties style:font-name="Liberation Sans" fo:font-family="'Liberation Sans'"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start" style:justify-single-word="false" text:number-lines="false" text:line-number="0"/>
      <style:text-properties fo:font-weight="bold" style:font-weight-asian="bold" style:font-weight-complex="bold"/>
    </style:style>
    <style:style style:name="Table" style:family="paragraph" style:parent-style-name="Caption" style:default-outline-level="" style:class="extra"/>
    <style:style style:name="Text" style:family="paragraph" style:parent-style-name="Caption"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799in" fo:margin-bottom="0.5in" fo:margin-left="0.5in" fo:margin-right="0.6598in" style:writing-mode="lr-tb" style:layout-grid-color="#c0c0c0" style:layout-grid-lines="6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meta:initial-creator>aggi</meta:initial-creator>
    <dc:language>en-US</dc:language>
    <dc:creator>aggi </dc:creator>
    <meta:print-date>2013-08-30T17:27:46</meta:print-date>
    <dc:date>2017-02-04T19:33:02.473071884</dc:date>
    <meta:editing-cycles>183</meta:editing-cycles>
    <meta:editing-duration>P6DT9H14M20S</meta:editing-duration>
    <meta:generator>LibreOffice/5.1.3.2$Linux_X86_64 LibreOffice_project/10m0$Build-2</meta:generator>
    <dc:title>Curriculum Vitae</dc:title>
    <meta:document-statistic meta:table-count="1" meta:image-count="0" meta:object-count="0" meta:page-count="3" meta:paragraph-count="183" meta:word-count="997" meta:character-count="7384" meta:non-whitespace-character-count="6522"/>
  </office:meta>
</office:document-meta>
</file>